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3.401cm" style:rel-column-width="13107*"/>
    </style:style>
    <style:style style:name="Tabelle2.A1" style:family="table-cell">
      <style:table-cell-properties style:vertical-align="middle" fo:padding="0.097cm" fo:border="none"/>
    </style:style>
    <style:style style:name="Tabelle2.A2" style:family="table-cell">
      <style:table-cell-properties fo:padding="0.097cm" fo:border="none"/>
    </style:style>
    <style:style style:name="Tabelle2.B2" style:family="table-cell">
      <style:table-cell-properties fo:padding="0.097cm" fo:border="none"/>
    </style:style>
    <style:style style:name="Tabelle2.C2" style:family="table-cell">
      <style:table-cell-properties fo:padding="0.097cm" fo:border="none"/>
    </style:style>
    <style:style style:name="Tabelle2.D2" style:family="table-cell">
      <style:table-cell-properties fo:padding="0.097cm" fo:border="none"/>
    </style:style>
    <style:style style:name="Tabelle2.E2" style:family="table-cell">
      <style:table-cell-properties fo:padding="0.097cm" fo:border="none"/>
    </style:style>
    <style:style style:name="P1" style:family="paragraph" style:parent-style-name="Text_20_body">
      <style:text-properties officeooo:rsid="001d0995" officeooo:paragraph-rsid="001d0995"/>
    </style:style>
    <style:style style:name="P2" style:family="paragraph" style:parent-style-name="Text_20_body">
      <style:text-properties officeooo:rsid="0023fbf2" officeooo:paragraph-rsid="0023fbf2"/>
    </style:style>
    <style:style style:name="P3" style:family="paragraph" style:parent-style-name="Text_20_body">
      <style:text-properties officeooo:rsid="0025b2ac" officeooo:paragraph-rsid="002a2b9c"/>
    </style:style>
    <style:style style:name="P4" style:family="paragraph" style:parent-style-name="Text_20_body">
      <style:text-properties officeooo:rsid="0026aa12" officeooo:paragraph-rsid="0026aa12"/>
    </style:style>
    <style:style style:name="P5" style:family="paragraph" style:parent-style-name="Text_20_body">
      <style:text-properties officeooo:rsid="00279ebb" officeooo:paragraph-rsid="00279ebb"/>
    </style:style>
    <style:style style:name="P6" style:family="paragraph" style:parent-style-name="Text_20_body">
      <style:text-properties officeooo:rsid="002a2b9c"/>
    </style:style>
    <style:style style:name="P7" style:family="paragraph" style:parent-style-name="Text_20_body">
      <style:text-properties officeooo:rsid="002a2b9c" officeooo:paragraph-rsid="002a2b9c"/>
    </style:style>
    <style:style style:name="P8" style:family="paragraph" style:parent-style-name="Text_20_body">
      <style:text-properties fo:font-style="italic" officeooo:rsid="0023fbf2" officeooo:paragraph-rsid="0023fbf2" style:font-style-asian="italic" style:font-style-complex="italic"/>
    </style:style>
    <style:style style:name="P9" style:family="paragraph" style:parent-style-name="Text_20_body">
      <style:text-properties fo:font-style="italic" fo:font-weight="normal" style:font-style-asian="italic" style:font-weight-asian="normal" style:font-style-complex="italic" style:font-weight-complex="normal"/>
    </style:style>
    <style:style style:name="P10" style:family="paragraph" style:parent-style-name="Table_20_Contents">
      <style:paragraph-properties fo:text-align="center" style:justify-single-word="false"/>
      <style:text-properties fo:font-size="10pt" officeooo:rsid="0028fc3d" officeooo:paragraph-rsid="002a2b9c" style:font-size-asian="10pt" style:font-size-complex="10pt"/>
    </style:style>
    <style:style style:name="P11" style:family="paragraph" style:parent-style-name="Text_20_body" style:list-style-name="L1">
      <style:text-properties officeooo:rsid="001e2fdf" officeooo:paragraph-rsid="001e2fdf"/>
    </style:style>
    <style:style style:name="P12" style:family="paragraph" style:parent-style-name="Text_20_body" style:list-style-name="L2">
      <style:text-properties officeooo:rsid="0028fc3d" officeooo:paragraph-rsid="0028fc3d"/>
    </style:style>
    <style:style style:name="P13" style:family="paragraph" style:parent-style-name="Text_20_body" style:list-style-name="L3">
      <style:text-properties officeooo:rsid="002021ae" officeooo:paragraph-rsid="002021ae"/>
    </style:style>
    <style:style style:name="P14" style:family="paragraph" style:parent-style-name="Text_20_body" style:list-style-name="L4">
      <style:text-properties officeooo:rsid="0023fbf2" officeooo:paragraph-rsid="0023fbf2"/>
    </style:style>
    <style:style style:name="P15" style:family="paragraph" style:parent-style-name="Text_20_body" style:list-style-name="L5">
      <style:text-properties officeooo:rsid="0023fbf2" officeooo:paragraph-rsid="0023fbf2"/>
    </style:style>
    <style:style style:name="P16" style:family="paragraph" style:parent-style-name="Text_20_body" style:list-style-name="L6">
      <style:text-properties officeooo:rsid="0028584e" officeooo:paragraph-rsid="0028584e"/>
    </style:style>
    <style:style style:name="P17" style:family="paragraph" style:parent-style-name="Text_20_body" style:list-style-name="L7">
      <style:text-properties officeooo:rsid="0028584e" officeooo:paragraph-rsid="0028584e"/>
    </style:style>
    <style:style style:name="P18" style:family="paragraph" style:parent-style-name="Text_20_body" style:list-style-name="L8">
      <style:text-properties officeooo:rsid="0028584e" officeooo:paragraph-rsid="0028584e"/>
    </style:style>
    <style:style style:name="P19" style:family="paragraph" style:parent-style-name="Text_20_body" style:list-style-name="L7">
      <style:text-properties officeooo:rsid="0025e478" officeooo:paragraph-rsid="0025e478"/>
    </style:style>
    <style:style style:name="P20" style:family="paragraph" style:parent-style-name="Text_20_body" style:list-style-name="L7">
      <style:text-properties officeooo:rsid="002a2b9c" officeooo:paragraph-rsid="002a2b9c"/>
    </style:style>
    <style:style style:name="P21" style:family="paragraph" style:parent-style-name="Text_20_body" style:list-style-name="L8">
      <style:text-properties officeooo:paragraph-rsid="0026aa12"/>
    </style:style>
    <style:style style:name="P22" style:family="paragraph" style:parent-style-name="Text_20_body" style:list-style-name="L8">
      <style:text-properties officeooo:rsid="00279ebb" officeooo:paragraph-rsid="00279ebb"/>
    </style:style>
    <style:style style:name="P23" style:family="paragraph" style:parent-style-name="Heading_20_1">
      <style:text-properties officeooo:rsid="001d91c0" officeooo:paragraph-rsid="0025b2ac"/>
    </style:style>
    <style:style style:name="P24" style:family="paragraph" style:parent-style-name="Table_20_Contents">
      <style:paragraph-properties fo:text-align="center" style:justify-single-word="false"/>
      <style:text-properties style:font-name="Arial" fo:font-size="16pt" officeooo:rsid="0028fc3d" officeooo:paragraph-rsid="002a2b9c" style:font-name-asian="Arial" style:font-size-asian="16pt" style:font-name-complex="Arial" style:font-size-complex="16pt"/>
    </style:style>
    <style:style style:name="T1" style:family="text">
      <style:text-properties officeooo:rsid="001d91c0"/>
    </style:style>
    <style:style style:name="T2" style:family="text">
      <style:text-properties fo:font-weight="bold" style:font-weight-asian="bold" style:font-weight-complex="bold"/>
    </style:style>
    <style:style style:name="T3" style:family="text">
      <style:text-properties officeooo:rsid="002021ae"/>
    </style:style>
    <style:style style:name="T4" style:family="text">
      <style:text-properties officeooo:rsid="0025b2ac"/>
    </style:style>
    <style:style style:name="T5" style:family="text">
      <style:text-properties officeooo:rsid="0026aa12"/>
    </style:style>
    <style:style style:name="T6" style:family="text">
      <style:text-properties fo:font-style="normal" fo:font-weight="bold" officeooo:rsid="0026aa12" style:font-style-asian="normal" style:font-weight-asian="bold" style:font-style-complex="normal" style:font-weight-complex="bold"/>
    </style:style>
    <style:style style:name="T7" style:family="text">
      <style:text-properties fo:font-style="normal" style:font-style-asian="normal"/>
    </style:style>
    <style:style style:name="T8" style:family="text">
      <style:text-properties officeooo:rsid="0028584e"/>
    </style:style>
    <style:style style:name="T9" style:family="text">
      <style:text-properties officeooo:rsid="002a2b9c"/>
    </style:style>
    <style:style style:name="T10" style:family="text">
      <style:text-properties fo:font-style="italic" style:font-style-asian="italic"/>
    </style:style>
    <style:style style:name="T11" style:family="text">
      <style:text-properties fo:font-variant="normal" fo:text-transform="none" style:text-position="0% 100%" fo:font-style="italic" style:text-underline-style="none" fo:font-weight="normal" style:font-style-asian="italic"/>
    </style:style>
    <style:style style:name="T12" style:family="text">
      <style:text-properties fo:font-variant="normal" fo:text-transform="none" style:text-position="0% 100%" fo:font-style="normal" style:text-underline-style="none" fo:font-weight="normal" style:font-style-asian="normal"/>
    </style:style>
    <style:style style:name="T13" style:family="text">
      <style:text-properties style:font-style-asian="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zept zur Mitarbeiter/innenbefragung in Bezug auf die <text:span text:style-name="T9">Qualität der Arbeit</text:span> des PCT-Ost</text:p>
      <text:p text:style-name="P1">Das Palliative Care Team-Ost besteht seit … als Zusammenschluss der Praxis Dr. Steinberg auf ärztlicher Seite, des Palliativpflegeteams der Hamburger Gesundheitshilfe (HGH) auf pflegerischer Seite und des ambulanten Hospizdienstes der HGH.</text:p>
      <text:p text:style-name="P1">Im Jahr 2014 stellt sich mit zunehmender Dringlichkeit die Frage, wie und in welche Richtung sich das PCT-Ost weiterentwickelt. Auf der einen Seite spielen dabei regulatorische und ökonomische Aspekte eine wichtige Rolle. Auf der anderen Seite wurden inhaltliche Aspekte bisher kaum diskutiert. Es bestehen keine expliziten Vereinbarungen darüber, was das PCT-Ost mit seiner Arbeit erreichen soll und welche Qualitätsmaßstäbe dabei eine Rolle spielen.</text:p>
      <text:p text:style-name="P1">Um eine solche Diskussion zu initiieren, soll mit einer Befragung zur <text:span text:style-name="T9">Qualität der Versorgung </text:span>eine Bestandsaufnahme der Einschätzungen der einzelnen Mitarbeiter/innen erhoben werden, die deutlich machen soll, in welchen Aspekten Einigkeit besteht und in welchen nicht. Zudem sollen Aspekte der Ergebnisqualität identifiziert werden, die als verbesserungswürdig eingestuft werden. Auf dieser Basis sollen in einer folgenden Auseinandersetzung Vereinbart werden, <text:span text:style-name="T1">welche Aspekte einheitlich geregelt werden und welche offen gehandhabt werden.</text:span></text:p>
      <text:h text:style-name="P23" text:outline-level="1">Methode</text:h>
      <text:p text:style-name="Text_20_body"><text:span text:style-name="T4">Das PCT-Ost orientiert sich bisher nicht an einem explizit vereinbarten theoretischen Bezugsrahmen. Für die Befragung werden für diesen Zweck die qualitativ bestimmbaren Wirkfaktoren der SAPV-Praxis verwendet, wie sie von Schneider et al.</text:span><text:span text:style-name="T4"><text:note text:id="ftn0" text:note-class="footnote"><text:note-citation>1</text:note-citation><text:note-body><text:p text:style-name="Footnote"><text:reference-mark-start text:name="ZOTERO_ITEM CSL_CITATION {&quot;citationID&quot;:&quot;jYz47BBc&quot;,&quot;properties&quot;:{&quot;formattedCitation&quot;:&quot;{\\rtf \\i Wirksamkeit und Qualit\\uc0\\u228{}tssicherung in der SAPV-Praxis\\uc0\\u8211{}eine explorative Begleitstudie\\i0{}, 2012, http://www.sapv-forschung.de/fileadmin/user_upload/files/SAPV-Abschlussbericht_Wirkung-Wirksamkeit_FINAL.pdf.}&quot;,&quot;plainCitation&quot;:&quot;Wirksamkeit und Qualitätssicherung in der SAPV-Praxis–eine explorative Begleitstudie, 2012, http://www.sapv-forschung.de/fileadmin/user_upload/files/SAPV-Abschlussbericht_Wirkung-Wirksamkeit_FINAL.pdf.&quot;},&quot;citationItems&quot;:[{&quot;id&quot;:383,&quot;uris&quot;:[&quot;http://zotero.org/users/520932/items/4DI2S7VX&quot;],&quot;uri&quot;:[&quot;http://zotero.org/users/520932/items/4DI2S7VX&quot;],&quot;itemData&quot;:{&quot;id&quot;:383,&quot;type&quot;:&quot;book&quot;,&quot;title&quot;:&quot;Wirksamkeit und Qualitätssicherung in der SAPV-Praxis–eine explorative Begleitstudie&quot;,&quot;source&quot;:&quot;Google Scholar&quot;,&quot;URL&quot;:&quot;http://www.sapv-forschung.de/fileadmin/user_upload/files/SAPV-Abschlussbericht_Wirkung-Wirksamkeit_FINAL.pdf&quot;,&quot;author&quot;:[{&quot;family&quot;:&quot;Schneider&quot;,&quot;given&quot;:&quot;Werner&quot;},{&quot;family&quot;:&quot;Eschenbruch&quot;,&quot;given&quot;:&quot;Nicholas&quot;},{&quot;family&quot;:&quot;Thoms&quot;,&quot;given&quot;:&quot;Ursula&quot;},{&quot;family&quot;:&quot;Eichner&quot;,&quot;given&quot;:&quot;Eckhard&quot;},{&quot;family&quot;:&quot;Stadelbacher&quot;,&quot;given&quot;:&quot;Stephanie&quot;}],&quot;issued&quot;:{&quot;date-parts&quot;:[[&quot;2012&quot;]]},&quot;accessed&quot;:{&quot;date-parts&quot;:[[&quot;2013&quot;,12,6]]}},&quot;suppress-author&quot;:true}],&quot;schema&quot;:&quot;https://github.com/citation-style-language/schema/raw/master/csl-citation.json&quot;} RNDmBZHRcW37K"/><text:span text:style-name="T11">Wirksamkeit und Qualitätssicherung in der SAPV-Praxis–eine explorative Begleitstudie</text:span><text:span text:style-name="T12">, 2012, http://www.sapv-forschung.de/fileadmin/user_upload/files/SAPV-Abschlussbericht_Wirkung-Wirksamkeit_FINAL.pdf.</text:span><text:reference-mark-end text:name="ZOTERO_ITEM CSL_CITATION {&quot;citationID&quot;:&quot;jYz47BBc&quot;,&quot;properties&quot;:{&quot;formattedCitation&quot;:&quot;{\\rtf \\i Wirksamkeit und Qualit\\uc0\\u228{}tssicherung in der SAPV-Praxis\\uc0\\u8211{}eine explorative Begleitstudie\\i0{}, 2012, http://www.sapv-forschung.de/fileadmin/user_upload/files/SAPV-Abschlussbericht_Wirkung-Wirksamkeit_FINAL.pdf.}&quot;,&quot;plainCitation&quot;:&quot;Wirksamkeit und Qualitätssicherung in der SAPV-Praxis–eine explorative Begleitstudie, 2012, http://www.sapv-forschung.de/fileadmin/user_upload/files/SAPV-Abschlussbericht_Wirkung-Wirksamkeit_FINAL.pdf.&quot;},&quot;citationItems&quot;:[{&quot;id&quot;:383,&quot;uris&quot;:[&quot;http://zotero.org/users/520932/items/4DI2S7VX&quot;],&quot;uri&quot;:[&quot;http://zotero.org/users/520932/items/4DI2S7VX&quot;],&quot;itemData&quot;:{&quot;id&quot;:383,&quot;type&quot;:&quot;book&quot;,&quot;title&quot;:&quot;Wirksamkeit und Qualitätssicherung in der SAPV-Praxis–eine explorative Begleitstudie&quot;,&quot;source&quot;:&quot;Google Scholar&quot;,&quot;URL&quot;:&quot;http://www.sapv-forschung.de/fileadmin/user_upload/files/SAPV-Abschlussbericht_Wirkung-Wirksamkeit_FINAL.pdf&quot;,&quot;author&quot;:[{&quot;family&quot;:&quot;Schneider&quot;,&quot;given&quot;:&quot;Werner&quot;},{&quot;family&quot;:&quot;Eschenbruch&quot;,&quot;given&quot;:&quot;Nicholas&quot;},{&quot;family&quot;:&quot;Thoms&quot;,&quot;given&quot;:&quot;Ursula&quot;},{&quot;family&quot;:&quot;Eichner&quot;,&quot;given&quot;:&quot;Eckhard&quot;},{&quot;family&quot;:&quot;Stadelbacher&quot;,&quot;given&quot;:&quot;Stephanie&quot;}],&quot;issued&quot;:{&quot;date-parts&quot;:[[&quot;2012&quot;]]},&quot;accessed&quot;:{&quot;date-parts&quot;:[[&quot;2013&quot;,12,6]]}},&quot;suppress-author&quot;:true}],&quot;schema&quot;:&quot;https://github.com/citation-style-language/schema/raw/master/csl-citation.json&quot;} RNDmBZHRcW37K"/></text:p></text:note-body></text:note></text:span><text:span text:style-name="T4"> beschrieben wurden. Dabei werden drei Hauptbereiche unterschieden:</text:span></text:p>
      <text:list xml:id="list8656987388045343213" text:style-name="L1">
        <text:list-item>
          <text:p text:style-name="P11"><text:span text:style-name="T2">Symptomkontrolle</text:span> als Linderung und Kontrolle einer komplexen Symptomatik in medizinischer, pflegerischer, psychi<text:span text:style-name="T3">s</text:span>cher und sozialer Hinsicht.</text:p>
        </text:list-item>
        <text:list-item>
          <text:p text:style-name="P11"><text:span text:style-name="T2">Sicherheitsversprechen</text:span> <text:span text:style-name="T3">so</text:span> da<text:span text:style-name="T3">s</text:span>s <text:span text:style-name="T3">den </text:span>Patienten und Angehörigen die <text:span text:style-name="T3">krisenhafte </text:span>Krankheitssituation und die damit einhergehenden Belastungen i<text:span text:style-name="T3">m</text:span> häuslichen Umfeld bewältigbar erschein<text:span text:style-name="T3">en</text:span>.</text:p>
        </text:list-item>
        <text:list-item>
          <text:p text:style-name="P11"><text:span text:style-name="T2">Alltagsrahmung/Normalisierung</text:span> als Schaffung eines Kommunikations- und Handlungsrahmens, der die von Patienten und Angehörigen gesetzten Vorgaben, Routinen und Rituale <text:span text:style-name="T3">ihres normalen Alltags berücksichtigt.</text:span></text:p>
        </text:list-item>
      </text:list>
      <text:p text:style-name="P7">Als Antwortmöglichkeiten für die Einschätzung der einzelnen Aspekt sind fünf Kategorien von „sehr zufriedenstellend“ bis „sehr verbesserungswürdig“ vorgesehen:</text:p>
      <table:table table:name="Tabelle2" table:style-name="Tabelle2">
        <table:table-column table:style-name="Tabelle2.A" table:number-columns-repeated="5"/>
        <table:table-row>
          <table:table-cell table:style-name="Tabelle2.A1" office:value-type="string">
            <text:p text:style-name="P10">sehr zufrieden- stellend</text:p>
          </table:table-cell>
          <table:table-cell table:style-name="Tabelle2.A1" office:value-type="string">
            <text:p text:style-name="P10"><text:span text:style-name="T9">z</text:span>ufrieden-</text:p>
            <text:p text:style-name="P10">stellend</text:p>
          </table:table-cell>
          <table:table-cell table:style-name="Tabelle2.A1" office:value-type="string">
            <text:p text:style-name="P10">ausreichend</text:p>
          </table:table-cell>
          <table:table-cell table:style-name="Tabelle2.A1" office:value-type="string">
            <text:p text:style-name="P10"><text:span text:style-name="T9">v</text:span>erbesserungs-würdig</text:p>
          </table:table-cell>
          <table:table-cell table:style-name="Tabelle2.A1" office:value-type="string">
            <text:p text:style-name="P10"><text:span text:style-name="T9">s</text:span>ehr verbesserungs-würdig</text:p>
          </table:table-cell>
        </table:table-row>
        <table:table-row>
          <table:table-cell table:style-name="Tabelle2.A2" office:value-type="string">
            <text:p text:style-name="P24">□</text:p>
          </table:table-cell>
          <table:table-cell table:style-name="Tabelle2.B2" office:value-type="string">
            <text:p text:style-name="P24">□</text:p>
          </table:table-cell>
          <table:table-cell table:style-name="Tabelle2.C2" office:value-type="string">
            <text:p text:style-name="P24">□</text:p>
          </table:table-cell>
          <table:table-cell table:style-name="Tabelle2.D2" office:value-type="string">
            <text:p text:style-name="P24">□</text:p>
          </table:table-cell>
          <table:table-cell table:style-name="Tabelle2.E2" office:value-type="string">
            <text:p text:style-name="P24">□</text:p>
          </table:table-cell>
        </table:table-row>
      </table:table>
      <text:p text:style-name="P3"/>
      <text:p text:style-name="P3"/>
      <text:p text:style-name="P3">Es sind zusätzlich offene Fragen vorgesehen, um auch solchen Qualitätsaspekten Gehör zu verschaffen, die sich in diesem Rahmen eventuell nicht wieder finden.</text:p>
      <text:h text:style-name="Heading_20_1" text:outline-level="1"><text:soft-page-break/>Fragenkatalog</text:h>
      <text:list xml:id="list3359616803224016162" text:style-name="L2">
        <text:list-item>
          <text:p text:style-name="P12">Wie schätzt du die Qualität der Arbeit des PCT-Ost insgesamt ein?</text:p>
        </text:list-item>
      </text:list>
      <text:h text:style-name="Heading_20_2" text:outline-level="2">Symptomkontrolle</text:h>
      <text:list xml:id="list8269843920837544748" text:style-name="L3">
        <text:list-item>
          <text:p text:style-name="P13">Wie schätzt du die Ergebnisse der Symptomkontrolle des PCT-Ost insgesamt ein?</text:p>
        </text:list-item>
      </text:list>
      <text:p text:style-name="P9">Nach Teil<text:span text:style-name="T8">prozessen</text:span>:</text:p>
      <text:list xml:id="list6146202652954915900" text:style-name="L4">
        <text:list-item>
          <text:p text:style-name="P14">Wie schätzt du die Symptomerfassung ein?</text:p>
        </text:list-item>
        <text:list-item>
          <text:p text:style-name="P14">Wie schätzt du den Informationsaustausch und die Dokumentation von erfassten Symptomen ein?</text:p>
        </text:list-item>
        <text:list-item>
          <text:p text:style-name="P14">Wie schätzt du die Symptombehandlung ein?</text:p>
        </text:list-item>
        <text:list-item>
          <text:p text:style-name="P14">Wie schätzt du die Symptomvorbeugung ein?</text:p>
        </text:list-item>
        <text:list-item>
          <text:p text:style-name="P14">Wie schätzt du die Patienten-/Angehörigenschulung in der Symptomkontrolle ein?</text:p>
        </text:list-item>
      </text:list>
      <text:p text:style-name="P8">Nach Symptomen:</text:p>
      <text:list xml:id="list1782225844559089025" text:style-name="L5">
        <text:list-item>
          <text:p text:style-name="P15">Wie schätzt du die Kontrolle von Schmerzen ein?</text:p>
        </text:list-item>
        <text:list-item>
          <text:p text:style-name="P15">Wie schätzt du die Kontrolle von Luftnot ein?</text:p>
        </text:list-item>
        <text:list-item>
          <text:p text:style-name="P15">Wie schätzt du die Kontrolle von Angst und Unruhe ein?</text:p>
        </text:list-item>
        <text:list-item>
          <text:p text:style-name="P15">Wie schätzt du die Kontrolle von Appetitlosigkeit, Übelkeit und Erbrechen ein?</text:p>
        </text:list-item>
        <text:list-item>
          <text:p text:style-name="P15">Wie schätzt du die Kontrolle von Durchfall/Obstipation ein?</text:p>
        </text:list-item>
        <text:list-item>
          <text:p text:style-name="P15">Wie schätzt du die Kontrolle von Schwäche/Fatigue ein?</text:p>
        </text:list-item>
        <text:list-item>
          <text:p text:style-name="P15">Wie schätzt du die Kontrolle von Bewusstseinsstörungen ein?</text:p>
        </text:list-item>
        <text:list-item>
          <text:p text:style-name="P15">Wie schätzt du die Versorgung von chronischen Wunden ein?</text:p>
        </text:list-item>
        <text:list-item>
          <text:p text:style-name="P15">Andere Symptome...</text:p>
        </text:list-item>
      </text:list>
      <text:p text:style-name="P2">Welche weiteren Anmerkungen hast du zur Qualität der Symp<text:span text:style-name="T4">t</text:span>omkontrolle?</text:p>
      <text:h text:style-name="Heading_20_2" text:outline-level="2">Sicherheitsversprechen</text:h>
      <text:list xml:id="list7965769288541491414" text:style-name="L6">
        <text:list-item>
          <text:p text:style-name="P16">In wie weit trägt die Arbeit des PCT insgesamt dazu bei, Patienten und Angehörigen die nötige Sicherheit zu geben, krisenhafte Krankheitssituationen im häuslichen Umfeld zu bewältigen?</text:p>
        </text:list-item>
      </text:list>
      <text:list xml:id="list7312075274030681652" text:style-name="L7">
        <text:list-item>
          <text:p text:style-name="P17">In wie weit werden absehbare akuten Krisensituationen vermieden?</text:p>
        </text:list-item>
        <text:list-item>
          <text:p text:style-name="P19">In wie weit werden <text:span text:style-name="T8">akute </text:span>Krisensituationen aufgefangen?</text:p>
        </text:list-item>
        <text:list-item>
          <text:p text:style-name="P19">Wie schätzt du die Sicherheit der Versorgung in Bezug auf Medikation ein?</text:p>
        </text:list-item>
        <text:list-item>
          <text:p text:style-name="P19">Wie schätzt du die Sicherheit der Versorgung in Bezug auf Infektionen ein?</text:p>
        </text:list-item>
        <text:list-item>
          <text:p text:style-name="P19">Wie schätzt du die Sicherheit der Versorgung in Bezug auf Verletzungen ein?</text:p>
        </text:list-item>
        <text:list-item>
          <text:p text:style-name="P20">Andere Gefahren...</text:p>
        </text:list-item>
      </text:list>
      <text:p text:style-name="P4">Welche weiteren Anmerkungen hast du zur Qualität des Sicherheitsversprechens?</text:p>
      <text:h text:style-name="Heading_20_2" text:outline-level="2">Alltagsrahmung:</text:h>
      <text:list xml:id="list5550482853618763762" text:style-name="L8">
        <text:list-item>
          <text:p text:style-name="P18">In wie weit werden insgesamt die von Patienten und Angehörigen gesetzten <text:soft-page-break/>Vorgaben, Routinen und Rituale ihres normalen Alltagslebens berücksichtigt?</text:p>
        </text:list-item>
        <text:list-item>
          <text:p text:style-name="P21"><text:span text:style-name="T5">In wie weit werden Alltagsperspektive und -bedürfnisse von Patienten und Angehörigen in Bezug auf die </text:span><text:span text:style-name="T6">Krankheit</text:span><text:span text:style-name="T5"> und ihren Verlauf berücksichtigt?</text:span></text:p>
        </text:list-item>
        <text:list-item>
          <text:p text:style-name="P22">In wie weit werden Alltagsperspektive und -bedürfnisse von Patienten und Angehörigen in Bezug auf <text:span text:style-name="T2">(selbst-)pflegerische Tätigkeiten</text:span> berücksichtigt?</text:p>
        </text:list-item>
        <text:list-item>
          <text:p text:style-name="P22">In wie weit werden Alltagsperspektive und -bedürfnisse von Patienten und Angehörigen in Bezug auf <text:span text:style-name="T2">soziale Kontakte</text:span> berücksichtigt?</text:p>
        </text:list-item>
        <text:list-item>
          <text:p text:style-name="P22">In wie weit werden Alltagsperspektive und -bedürfnisse von Patienten und Angehörigen in Bezug auf <text:span text:style-name="T2">finanzielle und organisatorische Notwendigkeiten</text:span> berücksichtigt?</text:p>
        </text:list-item>
        <text:list-item>
          <text:p text:style-name="P22">In wie weit werden Alltagsperspektive und -bedürfnisse von Patienten und Angehörigen in Bezug auf <text:span text:style-name="T2">spirituelle Bedürfnisse</text:span> berücksichtigt?</text:p>
        </text:list-item>
        <text:list-item>
          <text:p text:style-name="P22">In wie weit werden <text:span text:style-name="T2">kulturelle Besonderheiten</text:span> berücksichtigt?</text:p>
        </text:list-item>
      </text:list>
      <text:p text:style-name="P5">Welche weiteren Anmerkungen hast du in Bezug auf Alltagsrahmung?</text:p>
      <text:h text:style-name="Heading_20_2" text:outline-level="2">Zusätzlicher Freitext:</text:h>
      <text:p text:style-name="Text_20_body">Welche weiteren Qualitätsaspekte sind dir bei der Arbeit des PCT-Ost wichtig und welche weiteren Anmerkungen hast du?</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de" fo:country="DE"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ge" style:family="paragraph" style:parent-style-name="Table_20_Contents" style:class="extra">
      <style:paragraph-properties fo:margin-top="0.101cm" fo:margin-bottom="0.101cm" style:contextual-spacing="false"/>
      <style:text-properties fo:font-size="11pt" style:font-size-asian="11pt" style:font-size-complex="11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27:51.031000000</meta:creation-date>
    <dc:date>2014-12-09T11:24:40.890000000</dc:date>
    <meta:editing-duration>P1DT2H55M47S</meta:editing-duration>
    <meta:editing-cycles>8</meta:editing-cycles>
    <meta:generator>LibreOffice/4.1.5.3$Windows_x86 LibreOffice_project/1c1366bba2ba2b554cd2ca4d87c06da81c05d24</meta:generator>
    <meta:document-statistic meta:table-count="1" meta:image-count="0" meta:object-count="0" meta:page-count="3" meta:paragraph-count="64" meta:word-count="751" meta:character-count="5635" meta:non-whitespace-character-count="4982"/>
    <meta:user-defined meta:name="ZOTERO_PREF_1">&lt;data data-version="3" zotero-version="4.0.24.1"&gt;&lt;session id="sAvZ9k3r"/&gt;&lt;style id="http://www.zotero.org/styles/chicago-fullnote-bibliography" hasBibliography="1" bibliographyStyleHasBeenSet="0"/&gt;&lt;prefs&gt;&lt;pref name="fieldType" value="ReferenceMark"/&gt;&lt;pref</meta:user-defined>
    <meta:user-defined meta:name="ZOTERO_PREF_2"> name="storeReferences" value="true"/&gt;&lt;pref name="automaticJournalAbbreviations" value="true"/&gt;&lt;pref name="noteType" value="1"/&gt;&lt;/prefs&gt;&lt;/data&gt;</meta:user-defined>
  </office:meta>
</office:document-meta>
</file>